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 Medium1" svg:font-family="'Ubuntu Medium'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draw:custom-shape draw:name="CustomShape 1" draw:style-name="gr6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3" draw:layer="Layout" svg:width="4.399cm" svg:height="0.847cm" svg:x="10.5cm" svg:y="0.497cm">
          <text:p text:style-name="P5"><text:span text:style-name="T7">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8" draw:text-style-name="P6" xml:id="id1" draw:id="id1" draw:layer="layout" svg:x1="1.4cm" svg:y1="9.2cm" svg:x2="5.2cm" svg:y2="9.2cm">
          <text:p/>
        </draw:line>
        <draw:line draw:style-name="gr8" draw:text-style-name="P6" xml:id="id2" draw:id="id2" draw:layer="layout" svg:x1="7cm" svg:y1="11.4cm" svg:x2="10.8cm" svg:y2="11.4cm">
          <text:p/>
        </draw:line>
        <draw:connector draw:style-name="gr8" draw:text-style-name="P6" draw:layer="layout" draw:type="curve" draw:line-skew="-0.85cm" svg:x1="5.2cm" svg:y1="9.2cm" svg:x2="7cm" svg:y2="11.4cm" draw:start-shape="id1" draw:start-glue-point="1" draw:end-shape="id2" draw:end-glue-point="3" svg:d="M5200 9200c0 375 1800-725 1800 2200" svg:viewBox="0 0 1801 2201">
          <text:p/>
        </draw:connecto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Ubuntu Medium1" svg:font-family="'Ubuntu Medium'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7T15:24:21.310341552</dc:date>
    <meta:editing-duration>PT1M28S</meta:editing-duration>
    <meta:editing-cycles>2</meta:editing-cycles>
    <meta:document-statistic meta:object-count="42"/>
  </office:meta>
</office:document-meta>
</file>